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4000"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</style:style>
    <style:style style:name="ce1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1" table:default-cell-style-name="ce2"/>
        <table:table-column table:style-name="co1" table:number-columns-repeated="8" table:default-cell-style-name="Default"/>
        <table:table-row table:style-name="ro1">
          <table:table-cell table:style-name="ce1"/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alu_input_a</text:p>
          </table:table-cell>
          <table:table-cell table:style-name="ce1" office:value-type="string" calcext:value-type="string">
            <text:p>alu_input_b</text:p>
          </table:table-cell>
          <table:table-cell table:style-name="ce1" office:value-type="string" calcext:value-type="string">
            <text:p>r1_input_a</text:p>
          </table:table-cell>
          <table:table-cell table:style-name="ce1" office:value-type="string" calcext:value-type="string">
            <text:p>r1_input_b</text:p>
          </table:table-cell>
          <table:table-cell table:style-name="ce1" office:value-type="string" calcext:value-type="string">
            <text:p>epc_we</text:p>
          </table:table-cell>
          <table:table-cell table:style-name="Default"/>
          <table:table-cell table:style-name="ce1" office:value-type="string" calcext:value-type="string">
            <text:p>epc_we</text:p>
          </table:table-cell>
          <table:table-cell table:style-name="ce1" office:value-type="string" calcext:value-type="string">
            <text:p>hi_we</text:p>
          </table:table-cell>
          <table:table-cell table:style-name="ce1" office:value-type="string" calcext:value-type="string">
            <text:p>lo_we</text:p>
          </table:table-cell>
          <table:table-cell table:style-name="ce1" office:value-type="string" calcext:value-type="string">
            <text:p>memd_we</text:p>
          </table:table-cell>
          <table:table-cell table:style-name="ce1" office:value-type="string" calcext:value-type="string">
            <text:p>pc_we</text:p>
          </table:table-cell>
          <table:table-cell table:style-name="ce1" office:value-type="string" calcext:value-type="string">
            <text:p>register_file_we</text:p>
          </table:table-cell>
          <table:table-cell table:style-name="ce11"/>
          <table:table-cell table:style-name="ce1" office:value-type="string" calcext:value-type="string">
            <text:p>Condition</text:p>
          </table:table-cell>
          <table:table-cell table:style-name="ce11" table:number-columns-repeated="3"/>
        </table:table-row>
        <table:table-row table:style-name="ro1">
          <table:table-cell table:style-name="ce1" office:value-type="string" calcext:value-type="string" table:number-columns-spanned="1" table:number-rows-spanned="19">
            <text:p>R</text:p>
          </table:table-cell>
          <table:table-cell table:style-name="ce8" office:value-type="string" calcext:value-type="string">
            <text:p>sll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3" office:value-type="string" calcext:value-type="string">
            <text:p>forward_rs_3 &lt;= “10” when ((register_file_we_4=‘1’) and (rs_3=write_address_4)) else “11” when ((register_file_we_5=‘1’) and (rs_3=write_address_5)) else “00”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sra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3" office:value-type="string" calcext:value-type="string">
            <text:p>forward_rt_3 &lt;= “10” when ((register_file_we_4=‘1’) and (rt_3=write_address_4)) else “11” when ((register_file_we_5=‘1’) and (rt_3=write_address_5)) else “00”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sllv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3" office:value-type="string" calcext:value-type="string">
            <text:p>forward_rs_2 &lt;= ‘1’ when ((register_file_we_5=‘1’) and (rs_2=write_address_5)) else ‘0’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srav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3" office:value-type="string" calcext:value-type="string">
            <text:p>forward_rt_2 &lt;= ‘1’ when ((register_file_we_5=‘1’) and (rt_2=write_address_5)) else ‘0’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jr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1"/>
          <table:table-cell table:style-name="ce13" office:value-type="string" calcext:value-type="string">
            <text:p>stall_2_rst_1 &lt;= ‘1’ when ((lw_3 = ‘1’) and (register_file_we_3=’1’) and ((rs_2=write_address_3) or (rt_2=write_address_3))) eles ‘0’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jalr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3" office:value-type="string" calcext:value-type="string">
            <text:p>jump_logic_1 &lt;= “01” when (((rs_output_3 = rt_output_3) and (branch_3(0) = ‘1’)) or (not(rs_output_3 = rt_output_3) and (branch_3(1) = ‘1’))) eles “10” when (jump_r_3 = ‘1’) else “00”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syscall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style-name="ce8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1"/>
          <table:table-cell table:style-name="ce13" office:value-type="string" calcext:value-type="string">
            <text:p>epc_we_p_3 &lt;= ‘1’ when ((C5(1) xor C5(0)) = ‘1’) eles ‘0’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break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1"/>
          <table:table-cell table:style-name="ce13" office:value-type="string" calcext:value-type="string">
            <text:p>rst_reg_1 &lt;= ‘1’ when ((rst = ‘1’) or ((C5(1) xor C5(0)) = ‘1’) = ‘1’)) else ‘0’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mfhi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3" office:value-type="string" calcext:value-type="string">
            <text:p>rst_reg_2 &lt;= ‘1’ when ((rst = ‘1’) or ((C5(1) xor C5(0)) = ‘1’) else ‘0’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mflo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3" office:value-type="string" calcext:value-type="string">
            <text:p>pc_source_p_1 &lt;= “100” when (C5 = “10”) else “010” when (C5=”01”) else pc_source_1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mult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1"/>
          <table:table-cell table:style-name="ce13"/>
          <table:table-cell table:style-name="ce11" table:number-columns-repeated="3"/>
        </table:table-row>
        <table:table-row table:style-name="ro1">
          <table:covered-table-cell table:style-name="ce1"/>
          <table:table-cell table:style-name="ce10" office:value-type="string" calcext:value-type="string">
            <text:p>div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1"/>
          <table:table-cell table:style-name="ce13" office:value-type="string" calcext:value-type="string">
            <text:p>rs_output_a*** &lt;= rd_input**** when (C0=“10”) else rd_input***** when (C0=”11”) else rs_output***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add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3" office:value-type="string" calcext:value-type="string">
            <text:p>rt_output_a*** &lt;= rd_input**** when (C1=“10”) else rd_input***** when (C1=”11”) else rt_output***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sub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7" office:value-type="string" calcext:value-type="string">
            <text:p>rs_output_a** &lt;= rd_input***** when (C2=’1’) else rs_output**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and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3" office:value-type="string" calcext:value-type="string">
            <text:p>rt_output_a** &lt;= rd_input***** when (C3=’1’) else rt_output**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or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7" office:value-type="string" calcext:value-type="string">
            <text:p>hi_output***** &lt;= hi_output*****; (get the current value in the register, do not propagate)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xor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7" office:value-type="string" calcext:value-type="string">
            <text:p>lo_output***** &lt;= lo_output*****; (get the current value in the register, do not propagate)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nor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7" office:value-type="string" calcext:value-type="string">
            <text:p>hi_we*** &lt;= hi_we***; (do not propagate)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slt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7" office:value-type="string" calcext:value-type="string">
            <text:p>lo_we*** &lt;= lo_we***; (do not propagate)</text:p>
          </table:table-cell>
          <table:table-cell table:style-name="ce11" table:number-columns-repeated="3"/>
        </table:table-row>
        <table:table-row table:style-name="ro1">
          <table:table-cell table:style-name="ce1" office:value-type="string" calcext:value-type="string" table:number-columns-spanned="1" table:number-rows-spanned="7">
            <text:p>I</text:p>
          </table:table-cell>
          <table:table-cell table:style-name="ce8" office:value-type="string" calcext:value-type="string">
            <text:p>beq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1"/>
          <table:table-cell table:style-name="ce13" office:value-type="string" calcext:value-type="string">
            <text:p>epc_we* &lt;= epc_we*; (não propaga)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bne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1"/>
          <table:table-cell table:style-name="ce13" office:value-type="string" calcext:value-type="string">
            <text:p>epc_we* &lt;= epc_we* or epc_we_p_3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addi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3" office:value-type="string" calcext:value-type="string">
            <text:p>epc_input_a* &lt;= epc_output*** when ((C5(1) xor C5(0)) = ‘1’) <text:s/>else next_instruction*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ori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3"/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lui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3"/>
          <table:table-cell table:style-name="ce11" table:number-columns-repeated="3"/>
        </table:table-row>
        <table:table-row table:style-name="ro1">
          <table:covered-table-cell table:style-name="ce1"/>
          <table:table-cell table:style-name="ce7" office:value-type="string" calcext:value-type="string">
            <text:p>lw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1"/>
          <table:table-cell table:style-name="ce13"/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sw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1"/>
          <table:table-cell table:style-name="ce13"/>
          <table:table-cell table:style-name="ce11"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J</text:p>
          </table:table-cell>
          <table:table-cell table:style-name="ce8" office:value-type="string" calcext:value-type="string">
            <text:p>j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1"/>
          <table:table-cell table:style-name="ce13"/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jal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3"/>
          <table:table-cell table:style-name="ce11" table:number-columns-repeated="3"/>
        </table:table-row>
        <table:table-row table:style-name="ro1">
          <table:table-cell table:style-name="ce1"/>
          <table:table-cell table:style-name="ce8" office:value-type="string" calcext:value-type="string">
            <text:p>nop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1"/>
          <table:table-cell table:style-name="ce13"/>
          <table:table-cell table:style-name="ce11" table:number-columns-repeated="3"/>
        </table:table-row>
        <table:table-row table:style-name="ro1">
          <table:table-cell table:number-columns-repeated="16"/>
          <table:table-cell table:style-name="ce18" table:number-columns-repeated="2"/>
          <table:table-cell/>
        </table:table-row>
        <table:table-row table:style-name="ro1" table:number-rows-repeated="93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 style:data-style-name="N2" text:time-value="13:37:22.4071930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1T18:08:43.539297364</meta:creation-date>
    <dc:date>2022-05-17T14:18:28.508771765</dc:date>
    <meta:editing-duration>P2DT1H42M48S</meta:editing-duration>
    <meta:editing-cycles>27</meta:editing-cycles>
    <meta:generator>LibreOffice/7.3.1.3$Linux_X86_64 LibreOffice_project/30$Build-3</meta:generator>
    <meta:document-statistic meta:table-count="1" meta:cell-count="356" meta:object-count="0"/>
  </office:meta>
</office:document-meta>
</file>